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13cm"/>
    </style:style>
    <style:style style:name="co2" style:family="table-column">
      <style:table-column-properties fo:break-before="auto" style:column-width="14.093cm"/>
    </style:style>
    <style:style style:name="co3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12.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Requirement description</text:p>
          </table:table-cell>
          <table:table-cell table:style-name="ce1" office:value-type="string" calcext:value-type="string">
            <text:p>Source (Need/Objective)</text:p>
          </table:table-cell>
          <table:table-cell table:style-name="ce1" office:value-type="string" calcext:value-type="string">
            <text:p>Trace to objective</text:p>
          </table:table-cell>
          <table:table-cell table:style-name="ce1" office:value-type="string" calcext:value-type="string">
            <text:p>Verif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website has a search feature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attempt to search and confirm results retur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earch feature supports searching for sermons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search for known sermon keyword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earch feature allows searching by sermon title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input sermon title and confirm correct result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search feature allows searching by date preached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search by date and confirm correct sermon returned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search feature allows searching by theme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search by theme and confirm relevant sermons returned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earch feature allows searching by Bible passage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enter passage and confirm relevant sermons found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 search feature allows searching based on sermon number corresponding to Spurgeon Gem’s sermon numbering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Searchability</text:p>
          </table:table-cell>
          <table:table-cell office:value-type="string" calcext:value-type="string">
            <text:p>Functional test: input sermon number and confirm correct match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urgeon Gems is given the appropriate reference on every relevant page.</text:p>
          </table:table-cell>
          <table:table-cell office:value-type="string" calcext:value-type="string">
            <text:p>Usability need</text:p>
          </table:table-cell>
          <table:table-cell office:value-type="string" calcext:value-type="string">
            <text:p>Traceability</text:p>
          </table:table-cell>
          <table:table-cell office:value-type="string" calcext:value-type="string">
            <text:p>Inspection: manually check references displayed on page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e audio for each sermon can be played on the website without downloading the audio file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System test: attempt to stream sermon audio without download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audio player built into the website has a buffering feature.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Performance test: play audio and confirm buffering works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audio player buffering feature buffers up to 10 minutes of audio.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Performance test: measure buffer capacity up to 10 minutes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website supports downloading the audio files of the sermons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Functional test: attempt download of sermon audio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 website supports downloading the PDFs of the sermons.</text:p>
          </table:table-cell>
          <table:table-cell office:value-type="string" calcext:value-type="string">
            <text:p>Functional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Functional test: attempt download of sermon PDF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website is supported both for mobile and PC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Cross-platform</text:p>
          </table:table-cell>
          <table:table-cell office:value-type="string" calcext:value-type="string">
            <text:p>Compatibility test: open site on PC and mobile devices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website is supported for all major web browsers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Cross-platform</text:p>
          </table:table-cell>
          <table:table-cell office:value-type="string" calcext:value-type="string">
            <text:p>Compatibility test: verify on Chrome, Firefox, Safari, Edge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e website has a feature whereby users can report errors with the translation of sermons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Feedback &amp; QA</text:p>
          </table:table-cell>
          <table:table-cell office:value-type="string" calcext:value-type="string">
            <text:p>Functional test: submit translation error report form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website has a feature whereby users can report bugs with the website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Feedback &amp; QA</text:p>
          </table:table-cell>
          <table:table-cell office:value-type="string" calcext:value-type="string">
            <text:p>Functional test: submit bug report form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website is accessible in Pakistan.</text:p>
          </table:table-cell>
          <table:table-cell office:value-type="string" calcext:value-type="string">
            <text:p>Deployment ne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etwork test: verify access from Pakistan region (VPN/emulator)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website is accessible in India.</text:p>
          </table:table-cell>
          <table:table-cell office:value-type="string" calcext:value-type="string">
            <text:p>Deployment ne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etwork test: verify access from India region (VPN/emulator)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website is accessible in Western countries where Urdu speakers live.</text:p>
          </table:table-cell>
          <table:table-cell office:value-type="string" calcext:value-type="string">
            <text:p>Deployment ne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etwork test: verify access from Western IP addresses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ll Urdu content must be reviewed and approved by at least one native Urdu-speaking editor.</text:p>
          </table:table-cell>
          <table:table-cell office:value-type="string" calcext:value-type="string">
            <text:p>Cultural need</text:p>
          </table:table-cell>
          <table:table-cell office:value-type="string" calcext:value-type="string">
            <text:p>Quality assurance</text:p>
          </table:table-cell>
          <table:table-cell office:value-type="string" calcext:value-type="string">
            <text:p>Review process: check editor approval records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sermon PDFs must be in Urdu.</text:p>
          </table:table-cell>
          <table:table-cell office:value-type="string" calcext:value-type="string">
            <text:p>Cultural need</text:p>
          </table:table-cell>
          <table:table-cell office:value-type="string" calcext:value-type="string">
            <text:p>Quality assurance</text:p>
          </table:table-cell>
          <table:table-cell office:value-type="string" calcext:value-type="string">
            <text:p>Inspection: confirm PDF content is in Urdu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sermon audio must be in Urdu.</text:p>
          </table:table-cell>
          <table:table-cell office:value-type="string" calcext:value-type="string">
            <text:p>Cultural need</text:p>
          </table:table-cell>
          <table:table-cell office:value-type="string" calcext:value-type="string">
            <text:p>Quality assurance</text:p>
          </table:table-cell>
          <table:table-cell office:value-type="string" calcext:value-type="string">
            <text:p>Inspection: listen to audio, confirm Urdu language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l the text on the website must be in Urdu.</text:p>
          </table:table-cell>
          <table:table-cell office:value-type="string" calcext:value-type="string">
            <text:p>Cultural need</text:p>
          </table:table-cell>
          <table:table-cell office:value-type="string" calcext:value-type="string">
            <text:p>Quality assurance</text:p>
          </table:table-cell>
          <table:table-cell office:value-type="string" calcext:value-type="string">
            <text:p>Inspection: review website content for Urdu usage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bsite navigation must be simple and intuitive.</text:p>
          </table:table-cell>
          <table:table-cell office:value-type="string" calcext:value-type="string">
            <text:p>Usability need</text:p>
          </table:table-cell>
          <table:table-cell office:value-type="string" calcext:value-type="string">
            <text:p>Usability</text:p>
          </table:table-cell>
          <table:table-cell office:value-type="string" calcext:value-type="string">
            <text:p>User testing: observe users completing tasks without difficulty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e website must have greater than 98% uptime</text:p>
          </table:table-cell>
          <table:table-cell office:value-type="string" calcext:value-type="string">
            <text:p>Reliability ne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onitoring test: track uptime with monitoring tools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ges should load within 3 seconds on a typical 4G data connection.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erformance test: measure load times under 4G conditions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he website should support users sharing sermons by WhatsApp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WhatsApp link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website should support users sharing sermons by Instagram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Instagram link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e website should support users sharing sermons by Facebook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Facebook link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 website should support users sharing sermons by Snapchat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Snapchat link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e website should support users sharing sermons by Telegram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Telegram link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 website should support users sharing sermons by Tiktok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Sharing &amp; outreach</text:p>
          </table:table-cell>
          <table:table-cell office:value-type="string" calcext:value-type="string">
            <text:p>Functional test: share sermon via Tiktok link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he sermon audio should be compressed to the minimum size it can be without affecting audio quality noticeable to a human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formance test: analyze audio compression and subjective quality test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 personal data is collected when a bug with a website is reported.</text:p>
          </table:table-cell>
          <table:table-cell office:value-type="string" calcext:value-type="string">
            <text:p>Privacy need</text:p>
          </table:table-cell>
          <table:table-cell office:value-type="string" calcext:value-type="string">
            <text:p>Security &amp; Privacy</text:p>
          </table:table-cell>
          <table:table-cell office:value-type="string" calcext:value-type="string">
            <text:p>Security test: submit bug report, inspect data logs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 personal data is collected when a translation error with a sermon is reported.</text:p>
          </table:table-cell>
          <table:table-cell office:value-type="string" calcext:value-type="string">
            <text:p>Privacy need</text:p>
          </table:table-cell>
          <table:table-cell office:value-type="string" calcext:value-type="string">
            <text:p>Security &amp; Privacy</text:p>
          </table:table-cell>
          <table:table-cell office:value-type="string" calcext:value-type="string">
            <text:p>Security test: submit translation error, inspect data logs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e website supports screen readers.</text:p>
          </table:table-cell>
          <table:table-cell office:value-type="string" calcext:value-type="string">
            <text:p>Accessibility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ccessibility test: test compatibility with screen readers (JAWS, NVDA)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e website supports text scaling.</text:p>
          </table:table-cell>
          <table:table-cell office:value-type="string" calcext:value-type="string">
            <text:p>Accessibility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ccessibility test: resize text and confirm readability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he website is lightweight and suitable for devices with low memory and processing capabilities.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Performance test: simulate low-end device usage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website provides links on its homepage to websites more suitable for Muslims.</text:p>
          </table:table-cell>
          <table:table-cell office:value-type="string" calcext:value-type="string">
            <text:p>Cultural need</text:p>
          </table:table-cell>
          <table:table-cell office:value-type="string" calcext:value-type="string">
            <text:p>Outreach</text:p>
          </table:table-cell>
          <table:table-cell office:value-type="string" calcext:value-type="string">
            <text:p>Inspection: confirm homepage links provided.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he website provides four or more gospel sermons on its homepage without the user needing to do any searching.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Functional test: open homepage and verify sermon count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e website is built for automatic scaling</text:p>
          </table:table-cell>
          <table:table-cell office:value-type="string" calcext:value-type="string">
            <text:p>Performance need</text:p>
          </table:table-cell>
          <table:table-cell office:value-type="string" calcext:value-type="string">
            <text:p>Scalability</text:p>
          </table:table-cell>
          <table:table-cell office:value-type="string" calcext:value-type="string">
            <text:p>Load test: simulate high traffic and verify auto-scaling respon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8-21T16:29:30.209893800</dc:date>
    <meta:editing-duration>PT2M46S</meta:editing-duration>
    <meta:editing-cycles>2</meta:editing-cycles>
    <meta:document-statistic meta:table-count="1" meta:cell-count="215" meta:object-count="0"/>
  </office:meta>
</office:document-meta>
</file>